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Document_20Title" style:family="paragraph" style:master-page-name="Standard1">
      <style:text-properties fo:color="#000000" fo:font-family="Sans Serif"/>
    </style:style>
    <style:style style:name="P2" style:parent-style-name="Standard" style:family="paragraph">
      <style:text-properties fo:color="#000000" fo:font-family="Sans Serif"/>
    </style:style>
    <style:style style:name="P3" style:parent-style-name="Head_201" style:family="paragraph">
      <style:paragraph-properties fo:text-align="left"/>
      <style:text-properties fo:color="#000000" fo:font-family="Sans Serif"/>
    </style:style>
    <style:style style:name="P4" style:parent-style-name="Standard" style:family="paragraph">
      <style:paragraph-properties fo:text-align="left"/>
      <style:text-properties fo:color="#000000" fo:font-family="Sans Serif"/>
    </style:style>
    <style:style style:name="T1" style:family="text">
      <style:text-properties fo:font-size="16.000000000000000pt"/>
    </style:style>
    <style:style style:name="P5" style:parent-style-name="Head_201" style:family="paragraph">
      <style:text-properties fo:color="#000000" fo:font-family="Sans Serif" fo:font-size="12.000000000000000pt"/>
    </style:style>
    <style:style style:name="T2" style:family="text">
      <style:text-properties fo:font-size="20.000000000000000pt" fo:font-weight="bold"/>
    </style:style>
  </office:automatic-styles>
  <office:body>
    <office:text>
      <text:tracked-changes track-changes="false"/>
      <text:p text:style-name="P1">Interfaces</text:p>
      <text:p text:style-name="P2"/>
      <text:h text:outline-level="1" text:is-list-header="true" text:style-name="P3">HTTP</text:h>
      <text:p text:style-name="P4"/>
      <text:p text:style-name="P4"><text:span text:style-name="T1">Port 4000</text:span></text:p>
      <text:p text:style-name="P4"/>
      <text:p text:style-name="P2"><text:span text:style-name="T1">GET</text:span></text:p>
      <text:p text:style-name="P2"/>
      <text:p text:style-name="P2">'/'</text:p>
      <text:p text:style-name="P2">Redirect to index</text:p>
      <text:p text:style-name="P2"/>
      <text:p text:style-name="P2">'/ang'</text:p>
      <text:p text:style-name="P2">Redirect to test angular page</text:p>
      <text:p text:style-name="P2"/>
      <text:p text:style-name="P2">'/sensors'</text:p>
      <text:p text:style-name="P2">Lists all sensors in JSON format</text:p>
      <text:p text:style-name="P2"/>
      <text:p text:style-name="P2">'/sensors/{id}' {id is the number of an existing sensor}</text:p>
      <text:p text:style-name="P2">Shows one sensor in JSON format</text:p>
      <text:p text:style-name="P2"/>
      <text:p text:style-name="P2">'/sensors/num'</text:p>
      <text:p text:style-name="P2">Returns number of sensors as plain text only</text:p>
      <text:p text:style-name="P2">{Also if message body contains an ip will register that ip as watching the sensor returned}</text:p>
      <text:p text:style-name="P2"/>
      <text:p text:style-name="P2">'/{id}' {id is the number of an existing sensor}</text:p>
      <text:p text:style-name="P2">Returns value of sensor as plain text only</text:p>
      <text:p text:style-name="P2"/>
      <text:p text:style-name="P2"><text:span text:style-name="T1">POST</text:span></text:p>
      <text:p text:style-name="P2"/>
      <text:p text:style-name="P2">'/sensors/add'</text:p>
      <text:p text:style-name="P2">Adds a sensor to the database; body should contain "city={cityName}" to become name of the sensor; returns "id:{id}"</text:p>
      <text:p text:style-name="P2"/>
      <text:p text:style-name="P2">'/sensors/clear'</text:p>
      <text:p text:style-name="P2">Completely empties the database</text:p>
      <text:p text:style-name="P2"/>
      <text:p text:style-name="P2">'/sensors/upd'</text:p>
      <text:p text:style-name="P2">Uses html form data to update the value of a sensor; should have id and val as parameters</text:p>
      <text:p text:style-name="P2"/>
      <text:p text:style-name="P2">'/sensors/{id}'</text:p>
      <text:p text:style-name="P2">Similar to above, but with only one parameter, val, with the other one being in the URL</text:p>
      <text:p text:style-name="P2"/>
      <text:p text:style-name="P2"/>
      <text:p text:style-name="P2"/>
      <text:p text:style-name="P2"/>
      <text:p text:style-name="P2"/>
      <text:h text:outline-level="1" text:is-list-header="true" text:style-name="P5"><text:span text:style-name="T2">UDP (Work in Progress)</text:span></text:h>
      <text:p text:style-name="P2"/>
      <text:p text:style-name="P2"><text:span text:style-name="T1">Port 4001 to send to server</text:span></text:p>
      <text:p text:style-name="P2"><text:span text:style-name="T1">Port 4002 to receive from server</text:span></text:p>
      <text:p text:style-name="P2"/>
      <text:p text:style-name="P2">'get {id}'</text:p>
      <text:p text:style-name="P2">Returns via UDP the value of sensor number id. No formatting, just number</text:p>
      <text:p text:style-name="P2"/>
      <text:p text:style-name="P2">'set {id} {value}' {Unimplemented}</text:p>
      <text:p text:style-name="P2">Sets sensor number id to value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New_20style" style:display-name="New style" style:family="paragraph" style:next-style-name="Standard">
      <style:paragraph-properties fo:text-align="left"/>
      <style:text-properties fo:color="#000000" fo:font-family="Sans Serif"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text:list-style style:name="Numbering_20Style_20for_20Enumerated_20List" style:display-name="Numbering Style for Enumerated List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Numbering_20Style_20for_20Alphabetical_20List" style:display-name="Numbering Style for Alphabetical List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Numbering_20Style_20for_20Bullet_20List" style:display-name="Numbering Style for Bullet List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Numbering_20Style_20for_20Head_201" style:display-name="Numbering Style for Head 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Numbering_20Style_20for_20Head_202" style:display-name="Numbering Style for Head 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Numbering_20Style_20for_20Head_203" style:display-name="Numbering Style for Head 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document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1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0</meta:generator>
    <dc:title/>
    <meta:initial-creator>Unknown</meta:initial-creator>
    <meta:editing-cycles>1</meta:editing-cycles>
    <dc:date>2013-08-05T16:40:37</dc:date>
    <meta:creation-date>2008-08-22T11:41:04</meta:creation-date>
    <dc:creator>peter</dc:creator>
  </office:meta>
</office:document-meta>
</file>